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BeanMap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BeanMap owner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logInfo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( Object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Map.getWrite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initiali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eanMap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reinitial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TypeTransformer( Class 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firePropertyChange( Object key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Map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reateWriteMethodArguments( Method metho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ReadMethod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onvertType( Class newTyp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WriteMethod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put( Object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ap.putAllWriteable( Bean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ontainsKey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Map.setBean( Object new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entr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Map.putAll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logWar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reateTypeTransfor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Bean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ke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valu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Map.clon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eanMap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getRead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